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19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3.457cm"/>
    </style:style>
    <style:style style:name="ro1" style:family="table-row">
      <style:table-row-properties style:row-height="1.14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wrap-option="wrap" style:vertical-align="middl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2a6099" style:text-align-source="fix" style:repeat-content="false" fo:wrap-option="wrap" style:vertical-align="middle"/>
      <style:paragraph-properties fo:text-align="center" fo:margin-left="0cm"/>
      <style:text-properties fo:color="#e5e5e5" style:font-name="F"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5" style:family="table-cell" style:parent-style-name="Default">
      <style:table-cell-properties fo:background-color="#2a6099" style:text-align-source="fix" style:repeat-content="false" fo:wrap-option="wrap" style:vertical-align="middle"/>
      <style:paragraph-properties fo:text-align="center" fo:margin-left="0cm"/>
      <style:text-properties style:font-name="F"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style:font-size-asian="14pt" style:font-size-complex="14pt"/>
    </style:style>
    <style:style style:name="T1" style:family="text">
      <style:text-properties fo:color="#e5e5e5"/>
    </style:style>
    <style:style style:name="T2" style:family="text">
      <style:text-properties fo:color="#000000"/>
    </style:style>
    <style:style style:name="T3" style:family="text">
      <style:text-properties fo:color="#5fc8f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1020" table:default-cell-style-name="ce2"/>
        <table:table-row table:style-name="ro1">
          <table:table-cell office:value-type="string" calcext:value-type="string">
            <text:p>Terme identifié comme roleName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btype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curat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prie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rb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a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bo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a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rsekep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a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ca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vic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est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cur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doct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o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doct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.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doct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rd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si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si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rd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archbissho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r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si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(ctor)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doct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shop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bisho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prie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cari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vica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rchdec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archdeaco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<text:s/>brickley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brickley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lryn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bellringer</text:p>
          </table:table-cell>
          <table:table-cell table:number-columns-repeated="1020"/>
        </table:table-row>
        <table:table-row table:style-name="ro4">
          <table:table-cell table:style-name="ce4" office:value-type="string" office:string-value=" tharchbusshope of Canturbery" calcext:value-type="string">
            <text:p><text:span text:style-name="T1"> tharchbusshope of</text:span><text:span text:style-name="T2"/><text:span text:style-name="T1"> Canturbery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archbisshop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<text:span text:style-name="T1">p</text:span><text:span text:style-name="T3">&lt;expan&gt;</text:span><text:span text:style-name="T1">re</text:span><text:span text:style-name="T3">&lt;/expan&gt;</text:span><text:span text:style-name="T1">chers</text:span>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reach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missa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commissar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usshope of Ro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pope</text:p>
          </table:table-cell>
          <table:table-cell table:number-columns-repeated="1020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3:44:41.91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2T12:06:15.568000000</meta:creation-date>
    <dc:date>2022-07-06T17:20:46.205000000</dc:date>
    <meta:editing-duration>PT1H25M23S</meta:editing-duration>
    <meta:editing-cycles>5</meta:editing-cycles>
    <meta:generator>LibreOffice/7.3.2.2$Windows_X86_64 LibreOffice_project/49f2b1bff42cfccbd8f788c8dc32c1c309559be0</meta:generator>
    <meta:document-statistic meta:table-count="1" meta:cell-count="98" meta:object-count="0"/>
  </office:meta>
</office:document-meta>
</file>